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Luis Eduardo Galindo Amaya</text:initial-creator></text:p>
      <text:p text:style-name="OrgSubtitle"/>
      <text:p text:style-name="OrgSubtitle">miércoles, 22 noviembre 2023</text:p>
      <text:p text:style-name="OrgSubtitle"/>
      <text:h text:style-name="Heading_20_1" text:outline-level="1" text:is-list-header="false">
<text:bookmark-start text:name="OrgXref.orge677baf"/>
<text:bookmark text:name="orge677baf"/>Ensayo
<text:bookmark-end text:name="OrgXref.orge677baf"/></text:h>
      <text:p text:style-name="Text_20_body">El proceso de evaluación se ha convertido en una face muy importante
del proceso de desarrollo de software. La evaluación de software
permite verificar la calidad, estabilidad y la eficacia de una
aplicación de software un software que cumple las especificaciones
requeridas es una aplicación que el usuario va a poder usar. Otra de
las cosas que nos permite la evaluación es garantizar la calidad u la
satisfacción del usuario, si el usuario puede probar el software antes
de terminarlo puede dar retroalimentación de manera más valiosa.
</text:p>
      <text:p text:style-name="Text_20_body">La evaluación constente del software permite la mejora continua del
software, futuras versiones se pueden beneficiar de las cosas que
hemos aprendido.
</text:p>
      <text:p text:style-name="Text_20_body">La evaluación de software abarca varios aspectos, desde la revisión
del diseño y la funcionalidad hasta la evaluación de la documentación
asociada. Este proceso puede ser llevado a cabo por desarrolladores
internos, probadores especializados o evaluadores externos. La
inversión de tiempo y recursos en este proceso se justifica por
múltiples razones, siendo la garantía de calidad una de las más
destacadas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Luis Eduardo Galindo Amaya</dc:creator>
    <meta:initial-creator>Luis Eduardo Galindo Amaya</meta:initial-creator>
    <dc:date>2023-11-22T13:12:18</dc:date>
    <meta:creation-date>2023-11-22T13:12:18</meta:creation-date>
    <meta:generator>Emacs 28.1 (Org mode 9.5.2)</meta:generator>
    <meta:keyword/>
    <dc:subject/>
    <dc:title>Meta 4.3</dc:title>
  </office:meta>
</office:document-meta>
</file>